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Claro, Fab. Aquí tienes un ejemplo de cómo podría quedar tu definición de <text:span text:style-name="Strong_20_Emphasis">individuo en biología</text:span>, siguiendo la estructura que propusimos. El texto tiene aproximadamente 500 palabras:</text:p>
      <text:p text:style-name="Horizontal_20_Line"/>
      <text:h text:style-name="Heading_20_2" text:outline-level="2">🧬 El individuo en biología</text:h>
      <text:h text:style-name="Heading_20_3" text:outline-level="3">1. Introducción al concepto</text:h>
      <text:p text:style-name="Text_20_body">En biología, el término <text:span text:style-name="Emphasis">individuo</text:span> se refiere a un organismo vivo que posee una existencia propia y autónoma dentro de su entorno. Esta noción proviene del latín <text:span text:style-name="Emphasis">individuus</text:span>, que significa “indivisible”, y alude a la unidad mínima que realiza todas las funciones vitales de manera independiente. El estudio del individuo es fundamental para comprender los procesos biológicos, ecológicos y evolutivos que rigen la vida en la Tierra.</text:p>
      <text:h text:style-name="Heading_20_3" text:outline-level="3">2. Características fundamentales</text:h>
      <text:p text:style-name="Text_20_body">Un individuo biológico se distingue por su capacidad de realizar funciones vitales como nutrición, reproducción, relación y metabolismo. Estas funciones le permiten mantenerse con vida, interactuar con su entorno y perpetuar su especie. Además, cada individuo posee una identidad genética única, determinada por su ADN, que lo diferencia de otros organismos, incluso dentro de su misma especie.</text:p>
      <text:p text:style-name="Text_20_body">Los individuos pueden ser <text:span text:style-name="Strong_20_Emphasis">unicelulares</text:span>, como las bacterias y protozoos, o <text:span text:style-name="Strong_20_Emphasis">pluricelulares</text:span>, como los animales, plantas y hongos. En ambos casos, la organización celular permite que el organismo funcione como una unidad coherente, capaz de responder a estímulos, adaptarse a cambios ambientales y evolucionar con el tiempo.</text:p>
      <text:h text:style-name="Heading_20_3" text:outline-level="3">3. Ejemplos y diversidad</text:h>
      <text:p text:style-name="Text_20_body">La diversidad de individuos en la naturaleza es inmensa. Un paramecio, una ameba, un helecho, un tigre, un ser humano o una ballena son todos ejemplos de individuos biológicos. Sin embargo, existen casos que desafían la definición clásica, como los <text:span text:style-name="Strong_20_Emphasis">organismos coloniales</text:span>. Por ejemplo, los corales y ciertas medusas están formados por múltiples unidades que cooperan estrechamente, lo que plantea preguntas sobre dónde termina el individuo y comienza el colectivo.</text:p>
      <text:h text:style-name="Heading_20_3" text:outline-level="3">4. Relación con otros niveles biológicos</text:h>
      <text:p text:style-name="Text_20_body">Los individuos no existen en aislamiento. Se agrupan en <text:span text:style-name="Strong_20_Emphasis">poblaciones</text:span>, que son conjuntos de organismos de la misma especie que habitan un área determinada. A su vez, las poblaciones forman <text:span text:style-name="Strong_20_Emphasis">comunidades</text:span>, donde interactúan con otras especies. Estas comunidades, junto con los factores abióticos como el clima, el suelo y el agua, constituyen los <text:span text:style-name="Strong_20_Emphasis">ecosistemas</text:span>.</text:p>
      <text:p text:style-name="Text_20_body">El estudio del individuo permite entender fenómenos como la selección natural, la competencia por recursos, la reproducción y la adaptación. Es a partir del comportamiento y las características de los individuos que se construyen modelos ecológicos y evolutivos más amplios.</text:p>
      <text:h text:style-name="Heading_20_3" text:outline-level="3"><text:soft-page-break/>5. Conclusión</text:h>
      <text:p text:style-name="Text_20_body">El individuo es la unidad básica de organización en biología. Su estudio revela cómo funciona la vida en su nivel más esencial, desde la estructura celular hasta la interacción con el entorno. Aunque su definición puede variar según el contexto, el individuo sigue siendo el punto de partida para explorar la complejidad de los sistemas vivos y su evolución a lo largo del tiempo.</text:p>
      <text:p text:style-name="Horizontal_20_Line"/>
      <text:p text:style-name="Text_20_body">¿Quieres que lo ajustemos para hacerlo más técnico, más poético, o quizás más accesible para estudiante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01T17:41:01.023000000</meta:creation-date>
    <dc:date>2025-08-01T17:44:33.342000000</dc:date>
    <meta:editing-duration>PT3M32S</meta:editing-duration>
    <meta:editing-cycles>1</meta:editing-cycles>
    <meta:document-statistic meta:table-count="0" meta:image-count="0" meta:object-count="0" meta:page-count="2" meta:paragraph-count="15" meta:word-count="466" meta:character-count="3062" meta:non-whitespace-character-count="2611"/>
    <meta:generator>LibreOffice/7.3.5.2$Windows_X86_64 LibreOffice_project/184fe81b8c8c30d8b5082578aee2fed2ea847c01</meta:generator>
  </office:meta>
</office:document-meta>
</file>